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/>
    </style:style>
    <style:style style:name="T7" style:family="text">
      <style:text-properties fo:language="ru" fo:country="RU" fo:font-weight="normal" style:font-weight-asian="normal" style:font-name-complex="Arial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language="en" fo:country="US"/>
    </style:style>
    <style:style style:name="T19" style:family="text">
      <style:text-properties style:use-window-font-color="true" fo:language="ru" fo:country="RU"/>
    </style:style>
    <style:style style:name="T20" style:family="text">
      <style:text-properties style:use-window-font-color="true" fo:font-size="10pt" fo:language="ru" fo:country="RU" style:font-size-asian="10pt" style:font-size-complex="10pt"/>
    </style:style>
    <style:style style:name="T21" style:family="text">
      <style:text-properties fo:font-size="12pt" fo:language="ru" fo:country="RU" style:font-size-asian="12pt"/>
    </style:style>
    <style:style style:name="T22" style:family="text">
      <style:text-properties fo:font-size="12pt" fo:language="en" fo:country="US" style:font-size-asian="12pt"/>
    </style:style>
    <style:style style:name="T23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4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5" style:family="text">
      <style:text-properties fo:font-size="10pt" fo:language="ru" fo:country="RU" style:font-size-asian="10pt" style:font-size-complex="10pt"/>
    </style:style>
    <style:style style:name="T26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7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8" style:family="text">
      <style:text-properties fo:font-size="10pt" style:font-size-asian="10pt" style:font-name-complex="Arial" style:font-size-complex="10pt"/>
    </style:style>
    <style:style style:name="T2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5">ПОВЕРКИ</text:span></text:p>
      <text:p text:style-name="P7"/>
      <text:p text:style-name="P4"><text:span text:style-name="T21">дозиметра рентгеновского и гамма-излучения ДКС-</text:span><text:span text:style-name="T22">$type</text:span></text:p>
      <text:p text:style-name="P7"/>
      <text:p text:style-name="P21"><text:span text:style-name="T7">№</text:span><text:span text:style-name="T9"> </text:span><text:span text:style-name="T8"><text:s/></text:span><text:span text:style-name="T8">$</text:span><text:span text:style-name="T3">allSerial </text:span></text:p>
      <text:p text:style-name="P20"><text:span text:style-name="T28">принадлежащего<text:tab/></text:span><text:span text:style-name="T15"><text:tab/></text:span></text:p>
      <text:p text:style-name="P10"><text:span text:style-name="T25">Поверка проводилась на базе УП «АТОМТЕХ», в нормальных климатических условиях при температуре </text:span><text:span text:style-name="T24">Т</text:span><text:span text:style-name="T25"> = </text:span><text:span text:style-name="T26"><text:s/></text:span><text:span text:style-name="T23">$temp </text:span><text:span text:style-name="T25"><text:s/>°</text:span><text:span text:style-name="T24">С</text:span><text:span text:style-name="T25">, атмосферном давлении </text:span><text:span text:style-name="T24">Р</text:span><text:span text:style-name="T25"> = </text:span><text:span text:style-name="T26"><text:s text:c="5"/></text:span><text:span text:style-name="T25"><text:s/>мм.рт.ст, относительной влажности воздуха </text:span><text:span text:style-name="T24">р</text:span><text:span text:style-name="T25"> = </text:span><text:span text:style-name="T26"><text:s/></text:span><text:span text:style-name="T23">$vlag </text:span><text:span text:style-name="T25"><text:s/>%, внешнем фоне γ-излучения </text:span><text:span text:style-name="T27">H</text:span><text:span text:style-name="T25">*(10) = </text:span><text:span text:style-name="T26"><text:s/></text:span><text:span text:style-name="T23">$bground </text:span><text:span text:style-name="T25"><text:s/>нЗв/ч, <text:s/>согласно методике, изложенной в </text:span><text:span text:style-name="T20">МП.</text:span><text:span text:style-name="T19"> МН-</text:span><text:span text:style-name="T18">854</text:span><text:span text:style-name="T19">-200</text:span><text:span text:style-name="T18">0</text:span></text:p>
      <text:p text:style-name="P17"><text:span text:style-name="T5">1. С</text:span>редства <text:span text:style-name="T5">поверки</text:span></text:p>
      <text:p text:style-name="P14">а)<text:tab/>Эталонные средства измерений:</text:p>
      <text:p text:style-name="P11">- <text:span text:style-name="T1">$facility_110</text:span>;</text:p>
      <text:p text:style-name="P11">- <text:span text:style-name="T1">$facility_1</text:span><text:span text:style-name="T5">3</text:span><text:span text:style-name="T1">0</text:span>;</text:p>
      <text:p text:style-name="P16"/>
      <text:p text:style-name="P18">2. Поверка блоков детектирования </text:p>
      <text:p text:style-name="P14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3"><text:span text:style-name="T5">- </text:span><text:span text:style-name="T5">наличие четких маркировочных надписей на БД и контрольном источнике</text:span><text:span text:style-name="T5"><text:tab/></text:span></text:p>
      <text:p text:style-name="P12">- контроль работоспособности<text:tab/></text:p>
      <text:p text:style-name="P14"><text:span text:style-name="T5">б</text:span>)<text:tab/>Определение допускаемой основной относительной погрешности измерения мощности <text:span text:style-name="T5">дозы</text:span> <text:span text:style-name="T5">дозиметра рентгеновского и гамма-излучения ДКС- </text:span><text:span text:style-name="T1">$type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5">Дозиметр рентгеновского и гамма-излучения ДКС-</text:span>$type<text:span text:style-name="T5"> </text:span>зав № $bd_num1<text:span text:style-name="T2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5">контрольной</text:span> точке <text:span text:style-name="T14">Ḣ</text:span><text:span text:style-name="T12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6">Относи-тельная</text:span><text:span text:style-name="T17"> </text:span><text:span text:style-name="T6">погреш-ность</text:span><text:span text:style-name="T17"> </text:span><text:span text:style-name="T6">измерения</text:span> </text:p>
            <text:p text:style-name="P26"><text:span text:style-name="T10">θ</text:span><text:span text:style-name="T13">пр</text:span><text:span text:style-name="T12">i</text:span><text:span text:style-name="T5">,</text:span> %</text:p>
          </table:table-cell>
          <table:table-cell table:style-name="t1.B2" table:number-rows-spanned="3" office:value-type="string">
            <text:p text:style-name="P24"><text:span text:style-name="T5">Довери-тель</text:span>ная граница погреш-ности измерения <text:span text:style-name="T4">Δ</text:span><text:span text:style-name="T12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6">Предел основной </text:span><text:span text:style-name="T5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4">H</text:span><text:span text:style-name="T11">1</text:span></text:p>
          </table:table-cell>
          <table:table-cell table:style-name="t1.D3" office:value-type="string">
            <text:p text:style-name="P28"><text:span text:style-name="T2">H</text:span><text:span text:style-name="T11">2</text:span></text:p>
          </table:table-cell>
          <table:table-cell table:style-name="t1.D3" office:value-type="string">
            <text:p text:style-name="P28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5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<text:span text:style-name="T5">,</text:span>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5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1:46.26</dc:date>
    <meta:editing-duration>P3DT2H8M8S</meta:editing-duration>
    <meta:editing-cycles>329</meta:editing-cycles>
    <meta:generator>OpenOffice/4.1.6$Win32 OpenOffice.org_project/416m1$Build-9790</meta:generator>
    <meta:document-statistic meta:table-count="2" meta:image-count="0" meta:object-count="0" meta:page-count="1" meta:paragraph-count="131" meta:word-count="276" meta:character-count="1882"/>
  </office:meta>
</office:document-meta>
</file>